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15%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frame draw:id="id65" presentation:style-name="a423" draw:name="Content Placeholder 2" svg:x="0.91667in" svg:y="0.31884in" svg:width="11.5in" svg:height="6.43637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4" text:class-names="">Plan</text:span><text:span text:style-name="a385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Introduction (Contexte, problématique et justification)</text:span><text:span text:style-name="a389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Hypothèses</text:span><text:span text:style-name="a393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Objectifs</text:span><text:span text:style-name="a397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Revue de littérature</text:span><text:span text:style-name="a401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4" text:class-names="">Matériels et Méthodes</text:span><text:span text:style-name="a405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8" text:class-names="">Résultats</text:span><text:span text:style-name="a409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Discussions</text:span><text:span text:style-name="a413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6" text:class-names="">Conclusion générale et perspectives</text:span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1-05-07T18:53:15Z</meta:creation-date>
    <dc:date>2021-05-07T19:09:27Z</dc:date>
    <meta:editing-cycles>1</meta:editing-cycles>
    <meta:editing-duration>PT972S</meta:editing-duration>
    <meta:document-statistic meta:paragraph-count="9" meta:word-count="23"/>
  </office:meta>
</office:document-meta>
</file>